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0.8063in" style:rel-column-width="1161*"/>
    </style:style>
    <style:style style:name="Table2.B" style:family="table-column">
      <style:table-column-properties style:column-width="3.6882in" style:rel-column-width="5313*"/>
    </style:style>
    <style:style style:name="Table2.C" style:family="table-column">
      <style:table-column-properties style:column-width="0.6917in" style:rel-column-width="996*"/>
    </style:style>
    <style:style style:name="Table2.D" style:family="table-column">
      <style:table-column-properties style:column-width="0.5597in" style:rel-column-width="806*"/>
    </style:style>
    <style:style style:name="Table2.E" style:family="table-column">
      <style:table-column-properties style:column-width="0.95in" style:rel-column-width="1369*"/>
    </style:style>
    <style:style style:name="Table2.1" style:family="table-row">
      <style:table-row-properties style:min-row-height="0.375in"/>
    </style:style>
    <style:style style:name="Table2.A1" style:family="table-cell">
      <style:table-cell-properties fo:background-color="#cccccc" fo:padding="0in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2.B1" style:family="table-cell">
      <style:table-cell-properties fo:background-color="#cccccc" fo:padding="0in" fo:border-left="none" fo:border-right="0.75pt solid #b2b2b2" fo:border-top="0.75pt solid #000000" fo:border-bottom="0.75pt solid #b2b2b2" style:writing-mode="page">
        <style:background-image/>
      </style:table-cell-properties>
    </style:style>
    <style:style style:name="Table2.E1" style:family="table-cell">
      <style:table-cell-properties fo:background-color="#cccccc" fo:padding="0in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2.B2" style:family="table-cell" style:data-style-name="N104">
      <style:table-cell-properties fo:background-color="transparent" fo:padding="0in" fo:border-left="none" fo:border-right="0.75pt solid #b2b2b2" fo:border-top="none" fo:border-bottom="0.75pt solid #b2b2b2" style:writing-mode="page">
        <style:background-image/>
      </style:table-cell-properties>
    </style:style>
    <style:style style:name="Table2.E2" style:family="table-cell" style:data-style-name="N104">
      <style:table-cell-properties fo:background-color="transparent" fo:padding="0in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2.4" style:family="table-row">
      <style:table-row-properties style:min-row-height="0.4083in"/>
    </style:style>
    <style:style style:name="Table2.A4" style:family="table-cell">
      <style:table-cell-properties fo:background-color="transparent" fo:padding="0in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2.E4" style:family="table-cell" style:data-style-name="N104">
      <style:table-cell-properties fo:background-color="transparent" fo:padding="0in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Table1" style:family="table">
      <style:table-properties style:width="3.4201in" table:align="left"/>
    </style:style>
    <style:style style:name="Table1.A" style:family="table-column">
      <style:table-column-properties style:column-width="1.3549in"/>
    </style:style>
    <style:style style:name="Table1.B" style:family="table-column">
      <style:table-column-properties style:column-width="2.0653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b2b2b2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dc5b2"/>
    </style:style>
    <style:style style:name="P2" style:family="paragraph" style:parent-style-name="Standard">
      <style:paragraph-properties fo:text-align="center" style:justify-single-word="false"/>
      <style:text-properties officeooo:paragraph-rsid="00125d70"/>
    </style:style>
    <style:style style:name="P3" style:family="paragraph">
      <loext:graphic-properties draw:fill="none" draw:fill-color="#ffffff"/>
    </style:style>
    <style:style style:name="P4" style:family="paragraph" style:parent-style-name="Standard">
      <style:paragraph-properties fo:text-align="center" style:justify-single-word="false"/>
      <style:text-properties officeooo:rsid="000d9688" officeooo:paragraph-rsid="000d9688"/>
    </style:style>
    <style:style style:name="P5" style:family="paragraph" style:parent-style-name="Standard">
      <style:paragraph-properties fo:text-align="start" style:justify-single-word="false"/>
      <style:text-properties officeooo:rsid="000d9688" officeooo:paragraph-rsid="000d9688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fo:margin-top="0.1654in" fo:margin-bottom="0.1374in" fo:text-align="end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0f846a" officeooo:paragraph-rsid="000f846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846a" officeooo:paragraph-rsid="000f84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>
      <style:paragraph-properties fo:margin-top="0.1654in" fo:margin-bottom="0.1374in"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margin-top="0.1654in" fo:margin-bottom="0.1374in" fo:text-align="center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0f846a" officeooo:paragraph-rsid="000f846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font-size="10pt" officeooo:rsid="000d9688" officeooo:paragraph-rsid="000d9688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officeooo:paragraph-rsid="0010f13f"/>
    </style:style>
    <style:style style:name="T1" style:family="text">
      <style:text-properties style:text-underline-style="solid" style:text-underline-width="auto" style:text-underline-color="font-color" fo:font-weight="bold" officeooo:rsid="000d9688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d9688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color="#000000" draw:fill="none" draw:fill-color="#ffffff" fo:min-height="0.9165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64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68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3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if record.state == 'paid'&gt;</text:placeholder></text:span></text:p>
      <text:p text:style-name="P1"><text:span text:style-name="T1"/></text:p>
      <text:p text:style-name="P2"><text:span text:style-name="T1"><text:placeholder text:placeholder-type="text">&lt;for line in record.payment_lines&gt;</text:placeholder></text:span></text:p>
      <text:p text:style-name="P1"><text:span text:style-name="T1"/></text:p>
      <text:p text:style-name="P2"><draw:frame text:anchor-type="paragraph" draw:z-index="0" draw:name="Text Frame 2" draw:style-name="gr1" draw:text-style-name="P3" svg:width="1.6776in" svg:height="0.9169in" svg:x="0.0547in" svg:y="0.6193in"><draw:text-box><text:p/></draw:text-box></draw:frame><text:span text:style-name="T1">Reçu</text:span><text:span text:style-name="T2"> N°: </text:span><text:span text:style-name="T1"><text:placeholder text:placeholder-type="text">&lt;line.id&gt;</text:placeholder></text:span></text:p>
      <text:p text:style-name="P2"><text:span text:style-name="T2"/></text:p>
      <text:p text:style-name="P2"><text:span text:style-name="T1"><text:placeholder text:placeholder-type="text">&lt;for&gt;</text:placeholder></text:span><text:span text:style-name="T3"><text:s/></text:span></text:p>
      <text:p text:style-name="P4"/>
      <text:p text:style-name="P5"><draw:frame text:anchor-type="paragraph" draw:z-index="1" draw:name="Text Frame 1" draw:style-name="gr2" draw:text-style-name="P7" svg:width="2.7921in" svg:height="0.865in" svg:x="-0.0071in" svg:y="0.0445in"><draw:text-box><text:p text:style-name="P6"><text:span text:style-name="T4">Plateforme de Diagnostic Médicale de Douala</text:span></text:p><text:p text:style-name="P6"><text:span text:style-name="T4">Email: </text:span><text:span text:style-name="T4"><text:a xlink:href="mailto:info@pdmdsante.com" xlink:type="simple">info@pdmdsante.com</text:a></text:span></text:p><text:p text:style-name="P6"><text:span text:style-name="T4">PB: 3001 Douala – Tel: (+237) 243 12 70 00 / 690 42 54 67</text:span></text:p><text:p text:style-name="P6"><text:span text:style-name="T4">RC: 3377 - NC: MO81712640098 E</text:span></text:p><text:p text:style-name="P6"><text:span text:style-name="T4">N°compte: 01230626801-93</text:span></text:p><text:p text:style-name="P6"><text:span text:style-name="T4">Banque Ecobank-code bank: 10029-code guichet</text:span></text:p></draw:text-box></draw:frame><draw:frame text:anchor-type="paragraph" draw:z-index="3" draw:name="Text Frame 3" draw:style-name="gr2" draw:text-style-name="P9" svg:width="2.7921in" svg:height="0.865in" svg:x="3.8575in" svg:y="-0.0453in"><draw:text-box><text:p text:style-name="P8"><text:span text:style-name="T4">Facture N°:</text:span><text:span text:style-name="T4"><text:line-break/></text:span><text:span text:style-name="T4">ADP N°:</text:span><text:span text:style-name="T4"><text:line-break/></text:span><text:span text:style-name="T5">Cotation N°:</text:span><text:span text:style-name="T5"><text:line-break/></text:span><text:span text:style-name="T4">Payé le:</text:span><text:span text:style-name="T4"><text:line-break/></text:span><text:span text:style-name="T4">Imprimé le:</text:span></text:p></draw:text-box></draw:frame></text:p>
      <text:p text:style-name="P4"/>
      <text:p text:style-name="P4"/>
      <text:p text:style-name="P4"/>
      <text:p text:style-name="P4"><draw:frame text:anchor-type="paragraph" draw:z-index="2" draw:name="Text Frame 4" draw:style-name="gr3" draw:text-style-name="P7" svg:width="2.7921in" svg:height="0.5689in" svg:x="-0.0071in" svg:y="0.0839in"><draw:text-box><text:p text:style-name="P6"><text:span text:style-name="T4">Cotateur:</text:span></text:p><text:p text:style-name="P6"><text:span text:style-name="T4">Caissier:</text:span></text:p><text:p text:style-name="P6"><text:span text:style-name="T4">Prescripteur:</text:span></text:p><text:p text:style-name="P6"><text:span text:style-name="T4">Date:</text:span></text:p></draw:text-box></draw:frame><draw:frame text:anchor-type="paragraph" draw:z-index="4" draw:name="Text Frame 5" draw:style-name="gr2" draw:text-style-name="P9" svg:width="2.7921in" svg:height="1.1988in" svg:x="3.4201in" svg:y="0.178in"><draw:text-box><text:p text:style-name="P8"><text:span text:style-name="T6">Nom Et Prénom Patient :</text:span><text:line-break/><text:span text:style-name="T7">Téléphone:</text:span><text:span text:style-name="T7"><text:line-break/></text:span><text:span text:style-name="T7">Sexe:</text:span><text:span text:style-name="T7"><text:line-break/></text:span><text:span text:style-name="T7">Date De Naissance:</text:span><text:span text:style-name="T7"><text:line-break/></text:span><text:span text:style-name="T7">Quartier:</text:span><text:span text:style-name="T7"><text:line-break/></text:span><text:span text:style-name="T7">Assurance:</text:span><text:span text:style-name="T7"><text:line-break/></text:span><text:span text:style-name="T7">BPC: </text:span><text:span text:style-name="T7"><text:line-break/></text:span><text:span text:style-name="T7">Couverture: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2" table:style-name="Table2" table:template-name="Financial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/>
            <text:p text:style-name="P10">Code</text:p>
          </table:table-cell>
          <table:table-cell table:style-name="Table2.B1" office:value-type="string">
            <text:p text:style-name="P10"/>
            <text:p text:style-name="P10">Libellé</text:p>
          </table:table-cell>
          <table:table-cell table:style-name="Table2.B1" office:value-type="string">
            <text:p text:style-name="P10"/>
            <text:p text:style-name="P10">Quantité</text:p>
          </table:table-cell>
          <table:table-cell table:style-name="Table2.B1" office:value-type="string">
            <text:p text:style-name="P10"/>
            <text:p text:style-name="P10">Indice</text:p>
          </table:table-cell>
          <table:table-cell table:style-name="Table2.E1" office:value-type="string">
            <text:p text:style-name="P10"/>
            <text:p text:style-name="P10">Amount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>
            <text:p text:style-name="P11"/>
          </table:table-cell>
          <table:table-cell table:style-name="Table2.B2">
            <text:p text:style-name="P11"/>
          </table:table-cell>
          <table:table-cell table:style-name="Table2.B2">
            <text:p text:style-name="P11"/>
          </table:table-cell>
          <table:table-cell table:style-name="Table2.E2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>
            <text:p text:style-name="P11"/>
          </table:table-cell>
          <table:table-cell table:style-name="Table2.B2">
            <text:p text:style-name="P11"/>
          </table:table-cell>
          <table:table-cell table:style-name="Table2.B2">
            <text:p text:style-name="P11"/>
          </table:table-cell>
          <table:table-cell table:style-name="Table2.E2">
            <text:p text:style-name="P11"/>
          </table:table-cell>
        </table:table-row>
        <table:table-row table:style-name="Table2.4">
          <table:table-cell table:style-name="Table2.A4" table:number-columns-spanned="4" office:value-type="string">
            <text:p text:style-name="P12"/>
            <text:p text:style-name="P12">Total</text:p>
          </table:table-cell>
          <table:covered-table-cell/>
          <table:covered-table-cell/>
          <table:covered-table-cell/>
          <table:table-cell table:style-name="Table2.E4">
            <text:p text:style-name="P13"/>
          </table:table-cell>
        </table:table-row>
      </table:table>
      <text:p text:style-name="P4"/>
      <text:p text:style-name="P4"><draw:frame text:anchor-type="paragraph" draw:z-index="5" draw:name="Text Frame 6" draw:style-name="gr4" draw:text-style-name="P15" svg:width="2.7921in" svg:height="0.4378in" svg:x="3.8681in" svg:y="0.1839in"><draw:text-box><text:p text:style-name="P14">Montant Versé : <text:line-break/>En Lettre :</text:p></draw:text-box></draw:frame>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draw:frame text:anchor-type="paragraph" draw:z-index="6" draw:name="Text Frame 7" draw:style-name="gr4" draw:text-style-name="P15" svg:width="2.7921in" svg:height="0.4378in" svg:x="3.8299in" svg:y="0.4783in"><draw:text-box><text:p text:style-name="P14">Signature</text:p></draw:text-box></draw:frame>Montant à Payer:</text:p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6">Total Versé:</text:p>
          </table:table-cell>
          <table:table-cell table:style-name="Table1.B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6">Reste à Payer:</text:p>
          </table:table-cell>
          <table:table-cell table:style-name="Table1.B2" office:value-type="string">
            <text:p text:style-name="P11"/>
          </table:table-cell>
        </table:table-row>
      </table:table>
      <text:p text:style-name="P5"/>
      <text:p text:style-name="P17">NB: Cher(e) client(e), la réalisation des prestations doit se faire dans 30 jours à compter de la date de paiment. Passé ce délai, la PDMD se désengage de toute procédure et de compensation vis à vis de vous. Merci</text:p>
      <text:p text:style-name="P17"/>
      <text:p text:style-name="P17"/>
      <text:p text:style-name="P18"><text:span text:style-name="T8"><text:placeholder text:placeholder-type="text">&lt;/if&gt;</text:placeholder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Financial.1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 style:data-style-name="N100">
      <style:table-cell-properties fo:background-color="#cccccc" fo:border-left="0.74pt solid #000000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 style:data-style-name="N100">
      <style:table-cell-properties fo:background-color="#cccccc" fo:border-left="0.74pt solid #b2b2b2" fo:border-right="0.74pt solid #000000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 style:data-style-name="N100">
      <style:table-cell-properties fo:border-left="0.74pt solid #000000"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 style:data-style-name="N104">
      <style:table-cell-properties fo:border-left="0.74pt solid #b2b2b2" fo:border-right="0.74pt solid #000000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07:26:47.504771740</meta:creation-date>
    <meta:editing-cycles>0</meta:editing-cycles>
    <meta:editing-duration>P0D</meta:editing-duration>
    <meta:document-statistic meta:table-count="2" meta:image-count="0" meta:object-count="0" meta:page-count="1" meta:paragraph-count="15" meta:word-count="72" meta:character-count="415" meta:non-whitespace-character-count="357"/>
    <meta:generator>LibreOffice/24.8.3.2$Linux_X86_64 LibreOffice_project/480$Build-2</meta:generator>
  </office:meta>
</office:document-meta>
</file>